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Liberation Serif1" svg:font-family="'Liberation Serif'"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001cm" fo:break-before="auto" fo:break-after="auto" table:align="margins" fo:keep-with-next="auto" style:may-break-between-rows="true" table:border-model="collapsing"/>
    </style:style>
    <style:style style:name="Tableau1.A" style:family="table-column">
      <style:table-column-properties style:column-width="19.001cm" style:rel-column-width="65535*"/>
    </style:style>
    <style:style style:name="Tableau1.1" style:family="table-row">
      <style:table-row-properties fo:keep-together="auto"/>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Text_20_body">
      <style:text-properties officeooo:paragraph-rsid="010998d7"/>
    </style:style>
    <style:style style:name="P2" style:family="paragraph" style:parent-style-name="Text_20_body">
      <style:text-properties officeooo:paragraph-rsid="010e2a2c"/>
    </style:style>
    <style:style style:name="P3" style:family="paragraph" style:parent-style-name="Text_20_body">
      <style:text-properties officeooo:paragraph-rsid="010eface"/>
    </style:style>
    <style:style style:name="P4" style:family="paragraph" style:parent-style-name="Text_20_body">
      <style:text-properties officeooo:paragraph-rsid="010fd2fc"/>
    </style:style>
    <style:style style:name="P5" style:family="paragraph" style:parent-style-name="Text_20_body">
      <style:text-properties officeooo:paragraph-rsid="01111c95"/>
    </style:style>
    <style:style style:name="P6" style:family="paragraph" style:parent-style-name="Text_20_body">
      <style:text-properties officeooo:paragraph-rsid="011321f3"/>
    </style:style>
    <style:style style:name="P7" style:family="paragraph" style:parent-style-name="Text_20_body">
      <style:text-properties officeooo:paragraph-rsid="0113819d"/>
    </style:style>
    <style:style style:name="P8" style:family="paragraph" style:parent-style-name="Text_20_body">
      <style:text-properties officeooo:paragraph-rsid="0116db1f"/>
    </style:style>
    <style:style style:name="P9" style:family="paragraph" style:parent-style-name="Text_20_body">
      <style:text-properties officeooo:paragraph-rsid="0119165d"/>
    </style:style>
    <style:style style:name="P10" style:family="paragraph" style:parent-style-name="Text_20_body">
      <style:text-properties officeooo:paragraph-rsid="011aa23d"/>
    </style:style>
    <style:style style:name="P11" style:family="paragraph" style:parent-style-name="Text_20_body">
      <style:text-properties officeooo:paragraph-rsid="011aaead"/>
    </style:style>
    <style:style style:name="P12" style:family="paragraph" style:parent-style-name="Text_20_body">
      <style:text-properties officeooo:paragraph-rsid="012055dd"/>
    </style:style>
    <style:style style:name="P13" style:family="paragraph" style:parent-style-name="Text_20_body">
      <style:text-properties officeooo:paragraph-rsid="0122068d"/>
    </style:style>
    <style:style style:name="P14" style:family="paragraph" style:parent-style-name="Text_20_body">
      <style:text-properties officeooo:paragraph-rsid="0125371e"/>
    </style:style>
    <style:style style:name="P15" style:family="paragraph" style:parent-style-name="Text_20_body">
      <style:text-properties officeooo:paragraph-rsid="0125defb"/>
    </style:style>
    <style:style style:name="P16" style:family="paragraph" style:parent-style-name="Text_20_body">
      <style:text-properties officeooo:paragraph-rsid="012b85b8"/>
    </style:style>
    <style:style style:name="P17" style:family="paragraph" style:parent-style-name="Text_20_body">
      <style:text-properties officeooo:paragraph-rsid="013049c1"/>
    </style:style>
    <style:style style:name="P18" style:family="paragraph" style:parent-style-name="Text_20_body">
      <style:text-properties officeooo:paragraph-rsid="013a04f6"/>
    </style:style>
    <style:style style:name="P19" style:family="paragraph" style:parent-style-name="Text_20_body">
      <style:text-properties officeooo:paragraph-rsid="013f9e04"/>
    </style:style>
    <style:style style:name="P20" style:family="paragraph" style:parent-style-name="Text_20_body">
      <style:text-properties officeooo:paragraph-rsid="0147cde9"/>
    </style:style>
    <style:style style:name="P21" style:family="paragraph" style:parent-style-name="Text_20_body">
      <style:text-properties officeooo:paragraph-rsid="014d1a85"/>
    </style:style>
    <style:style style:name="P22" style:family="paragraph" style:parent-style-name="Text_20_body">
      <style:text-properties officeooo:paragraph-rsid="0152c858"/>
    </style:style>
    <style:style style:name="P23" style:family="paragraph" style:parent-style-name="Text_20_body">
      <style:text-properties officeooo:paragraph-rsid="01593922"/>
    </style:style>
    <style:style style:name="P24" style:family="paragraph" style:parent-style-name="Text_20_body">
      <style:text-properties officeooo:paragraph-rsid="016266d2"/>
    </style:style>
    <style:style style:name="P25" style:family="paragraph" style:parent-style-name="Text_20_body">
      <style:text-properties officeooo:paragraph-rsid="01661999"/>
    </style:style>
    <style:style style:name="P26" style:family="paragraph" style:parent-style-name="Text_20_body">
      <style:text-properties officeooo:paragraph-rsid="017035b0"/>
    </style:style>
    <style:style style:name="P27" style:family="paragraph" style:parent-style-name="Text_20_body">
      <style:text-properties officeooo:paragraph-rsid="0172e8eb"/>
    </style:style>
    <style:style style:name="P28" style:family="paragraph" style:parent-style-name="Text_20_body">
      <style:text-properties officeooo:paragraph-rsid="017acea6"/>
    </style:style>
    <style:style style:name="P29" style:family="paragraph" style:parent-style-name="Text_20_body">
      <style:text-properties officeooo:paragraph-rsid="017f3ebc"/>
    </style:style>
    <style:style style:name="P30" style:family="paragraph" style:parent-style-name="Text_20_body">
      <style:text-properties officeooo:paragraph-rsid="0183b99a"/>
    </style:style>
    <style:style style:name="P31" style:family="paragraph" style:parent-style-name="Heading_20_2">
      <style:text-properties officeooo:paragraph-rsid="0103a215"/>
    </style:style>
    <style:style style:name="T1" style:family="text">
      <style:text-properties fo:font-style="italic" style:font-style-asian="italic" style:font-style-complex="italic"/>
    </style:style>
    <style:style style:name="T2" style:family="text">
      <style:text-properties fo:font-style="italic" officeooo:rsid="0119be55" style:font-style-asian="italic" style:font-style-complex="italic"/>
    </style:style>
    <style:style style:name="T3" style:family="text">
      <style:text-properties fo:font-style="italic" officeooo:rsid="0122068d" style:font-style-asian="italic" style:font-style-complex="italic"/>
    </style:style>
    <style:style style:name="T4" style:family="text">
      <style:text-properties officeooo:rsid="00f86fa3"/>
    </style:style>
    <style:style style:name="T5" style:family="text">
      <style:text-properties officeooo:rsid="0103a215"/>
    </style:style>
    <style:style style:name="T6" style:family="text">
      <style:text-properties officeooo:rsid="010837a5"/>
    </style:style>
    <style:style style:name="T7" style:family="text">
      <style:text-properties officeooo:rsid="01090318"/>
    </style:style>
    <style:style style:name="T8" style:family="text">
      <style:text-properties officeooo:rsid="010998d7"/>
    </style:style>
    <style:style style:name="T9" style:family="text">
      <style:text-properties officeooo:rsid="010af716"/>
    </style:style>
    <style:style style:name="T10" style:family="text">
      <style:text-properties officeooo:rsid="010b07fe"/>
    </style:style>
    <style:style style:name="T11" style:family="text">
      <style:text-properties officeooo:rsid="01111c95"/>
    </style:style>
    <style:style style:name="T12" style:family="text">
      <style:text-properties officeooo:rsid="011292e3"/>
    </style:style>
    <style:style style:name="T13" style:family="text">
      <style:text-properties officeooo:rsid="0113819d"/>
    </style:style>
    <style:style style:name="T14" style:family="text">
      <style:text-properties officeooo:rsid="0114f9f9"/>
    </style:style>
    <style:style style:name="T15" style:family="text">
      <style:text-properties officeooo:rsid="0116b3ff"/>
    </style:style>
    <style:style style:name="T16" style:family="text">
      <style:text-properties officeooo:rsid="011881c7"/>
    </style:style>
    <style:style style:name="T17" style:family="text">
      <style:text-properties officeooo:rsid="0119be55"/>
    </style:style>
    <style:style style:name="T18" style:family="text">
      <style:text-properties officeooo:rsid="011aa23d"/>
    </style:style>
    <style:style style:name="T19" style:family="text">
      <style:text-properties officeooo:rsid="011aaead"/>
    </style:style>
    <style:style style:name="T20" style:family="text">
      <style:text-properties officeooo:rsid="011ac16d"/>
    </style:style>
    <style:style style:name="T21" style:family="text">
      <style:text-properties officeooo:rsid="011e8d38"/>
    </style:style>
    <style:style style:name="T22" style:family="text">
      <style:text-properties officeooo:rsid="011fafef"/>
    </style:style>
    <style:style style:name="T23" style:family="text">
      <style:text-properties officeooo:rsid="012055dd"/>
    </style:style>
    <style:style style:name="T24" style:family="text">
      <style:text-properties officeooo:rsid="0120ca04"/>
    </style:style>
    <style:style style:name="T25" style:family="text">
      <style:text-properties officeooo:rsid="0122068d"/>
    </style:style>
    <style:style style:name="T26" style:family="text">
      <style:text-properties officeooo:rsid="01234547"/>
    </style:style>
    <style:style style:name="T27" style:family="text">
      <style:text-properties officeooo:rsid="0125371e"/>
    </style:style>
    <style:style style:name="T28" style:family="text">
      <style:text-properties officeooo:rsid="0125defb"/>
    </style:style>
    <style:style style:name="T29" style:family="text">
      <style:text-properties officeooo:rsid="0126e96d"/>
    </style:style>
    <style:style style:name="T30" style:family="text">
      <style:text-properties officeooo:rsid="0128cc67"/>
    </style:style>
    <style:style style:name="T31" style:family="text">
      <style:text-properties officeooo:rsid="0129330a"/>
    </style:style>
    <style:style style:name="T32" style:family="text">
      <style:text-properties officeooo:rsid="0129f366"/>
    </style:style>
    <style:style style:name="T33" style:family="text">
      <style:text-properties officeooo:rsid="012b85b8"/>
    </style:style>
    <style:style style:name="T34" style:family="text">
      <style:text-properties officeooo:rsid="012c3300"/>
    </style:style>
    <style:style style:name="T35" style:family="text">
      <style:text-properties officeooo:rsid="012da4e3"/>
    </style:style>
    <style:style style:name="T36" style:family="text">
      <style:text-properties officeooo:rsid="012ee63a"/>
    </style:style>
    <style:style style:name="T37" style:family="text">
      <style:text-properties officeooo:rsid="01303130"/>
    </style:style>
    <style:style style:name="T38" style:family="text">
      <style:text-properties officeooo:rsid="01306980"/>
    </style:style>
    <style:style style:name="T39" style:family="text">
      <style:text-properties officeooo:rsid="0132069f"/>
    </style:style>
    <style:style style:name="T40" style:family="text">
      <style:text-properties officeooo:rsid="013256d2"/>
    </style:style>
    <style:style style:name="T41" style:family="text">
      <style:text-properties officeooo:rsid="01340477"/>
    </style:style>
    <style:style style:name="T42" style:family="text">
      <style:text-properties officeooo:rsid="0135ba4b"/>
    </style:style>
    <style:style style:name="T43" style:family="text">
      <style:text-properties officeooo:rsid="013c5b15"/>
    </style:style>
    <style:style style:name="T44" style:family="text">
      <style:text-properties officeooo:rsid="013c6893"/>
    </style:style>
    <style:style style:name="T45" style:family="text">
      <style:text-properties officeooo:rsid="013df5d7"/>
    </style:style>
    <style:style style:name="T46" style:family="text">
      <style:text-properties officeooo:rsid="013f00b4"/>
    </style:style>
    <style:style style:name="T47" style:family="text">
      <style:text-properties officeooo:rsid="013f2639"/>
    </style:style>
    <style:style style:name="T48" style:family="text">
      <style:text-properties officeooo:rsid="0140d10f"/>
    </style:style>
    <style:style style:name="T49" style:family="text">
      <style:text-properties officeooo:rsid="0142b386"/>
    </style:style>
    <style:style style:name="T50" style:family="text">
      <style:text-properties officeooo:rsid="0143c931"/>
    </style:style>
    <style:style style:name="T51" style:family="text">
      <style:text-properties officeooo:rsid="0144f6e4"/>
    </style:style>
    <style:style style:name="T52" style:family="text">
      <style:text-properties officeooo:rsid="01498fd5"/>
    </style:style>
    <style:style style:name="T53" style:family="text">
      <style:text-properties officeooo:rsid="014ad453"/>
    </style:style>
    <style:style style:name="T54" style:family="text">
      <style:text-properties officeooo:rsid="014b7a1b"/>
    </style:style>
    <style:style style:name="T55" style:family="text">
      <style:text-properties officeooo:rsid="014c27c0"/>
    </style:style>
    <style:style style:name="T56" style:family="text">
      <style:text-properties officeooo:rsid="014d1a85"/>
    </style:style>
    <style:style style:name="T57" style:family="text">
      <style:text-properties officeooo:rsid="014f332a"/>
    </style:style>
    <style:style style:name="T58" style:family="text">
      <style:text-properties officeooo:rsid="0150dce4"/>
    </style:style>
    <style:style style:name="T59" style:family="text">
      <style:text-properties officeooo:rsid="0153c6a6"/>
    </style:style>
    <style:style style:name="T60" style:family="text">
      <style:text-properties officeooo:rsid="0154202a"/>
    </style:style>
    <style:style style:name="T61" style:family="text">
      <style:text-properties officeooo:rsid="0155af49"/>
    </style:style>
    <style:style style:name="T62" style:family="text">
      <style:text-properties officeooo:rsid="0155baa8"/>
    </style:style>
    <style:style style:name="T63" style:family="text">
      <style:text-properties officeooo:rsid="01562d6f"/>
    </style:style>
    <style:style style:name="T64" style:family="text">
      <style:text-properties officeooo:rsid="0157147a"/>
    </style:style>
    <style:style style:name="T65" style:family="text">
      <style:text-properties officeooo:rsid="0158897b"/>
    </style:style>
    <style:style style:name="T66" style:family="text">
      <style:text-properties officeooo:rsid="015abfa0"/>
    </style:style>
    <style:style style:name="T67" style:family="text">
      <style:text-properties officeooo:rsid="015b112d"/>
    </style:style>
    <style:style style:name="T68" style:family="text">
      <style:text-properties officeooo:rsid="015c7130"/>
    </style:style>
    <style:style style:name="T69" style:family="text">
      <style:text-properties officeooo:rsid="015d7888"/>
    </style:style>
    <style:style style:name="T70" style:family="text">
      <style:text-properties officeooo:rsid="015dd1fa"/>
    </style:style>
    <style:style style:name="T71" style:family="text">
      <style:text-properties officeooo:rsid="015e67b8"/>
    </style:style>
    <style:style style:name="T72" style:family="text">
      <style:text-properties officeooo:rsid="015f9570"/>
    </style:style>
    <style:style style:name="T73" style:family="text">
      <style:text-properties officeooo:rsid="01618244"/>
    </style:style>
    <style:style style:name="T74" style:family="text">
      <style:text-properties officeooo:rsid="01633bff"/>
    </style:style>
    <style:style style:name="T75" style:family="text">
      <style:text-properties officeooo:rsid="01642df0"/>
    </style:style>
    <style:style style:name="T76" style:family="text">
      <style:text-properties officeooo:rsid="01664c65"/>
    </style:style>
    <style:style style:name="T77" style:family="text">
      <style:text-properties officeooo:rsid="0167c252"/>
    </style:style>
    <style:style style:name="T78" style:family="text">
      <style:text-properties officeooo:rsid="016826e9"/>
    </style:style>
    <style:style style:name="T79" style:family="text">
      <style:text-properties officeooo:rsid="01687d49"/>
    </style:style>
    <style:style style:name="T80" style:family="text">
      <style:text-properties officeooo:rsid="016a5390"/>
    </style:style>
    <style:style style:name="T81" style:family="text">
      <style:text-properties officeooo:rsid="016aef9c"/>
    </style:style>
    <style:style style:name="T82" style:family="text">
      <style:text-properties officeooo:rsid="016d7cb7"/>
    </style:style>
    <style:style style:name="T83" style:family="text">
      <style:text-properties officeooo:rsid="016f0992"/>
    </style:style>
    <style:style style:name="T84" style:family="text">
      <style:text-properties officeooo:rsid="016f699f"/>
    </style:style>
    <style:style style:name="T85" style:family="text">
      <style:text-properties officeooo:rsid="0170501e"/>
    </style:style>
    <style:style style:name="T86" style:family="text">
      <style:text-properties officeooo:rsid="01709cbc"/>
    </style:style>
    <style:style style:name="T87" style:family="text">
      <style:text-properties officeooo:rsid="01719aaf"/>
    </style:style>
    <style:style style:name="T88" style:family="text">
      <style:text-properties officeooo:rsid="01735f48"/>
    </style:style>
    <style:style style:name="T89" style:family="text">
      <style:text-properties officeooo:rsid="01751b74"/>
    </style:style>
    <style:style style:name="T90" style:family="text">
      <style:text-properties officeooo:rsid="01760816"/>
    </style:style>
    <style:style style:name="T91" style:family="text">
      <style:text-properties officeooo:rsid="01779c0b"/>
    </style:style>
    <style:style style:name="T92" style:family="text">
      <style:text-properties officeooo:rsid="0179650a"/>
    </style:style>
    <style:style style:name="T93" style:family="text">
      <style:text-properties officeooo:rsid="0179cf6b"/>
    </style:style>
    <style:style style:name="T94" style:family="text">
      <style:text-properties officeooo:rsid="017a08ec"/>
    </style:style>
    <style:style style:name="T95" style:family="text">
      <style:text-properties officeooo:rsid="017bc4be"/>
    </style:style>
    <style:style style:name="T96" style:family="text">
      <style:text-properties officeooo:rsid="017d7bd9"/>
    </style:style>
    <style:style style:name="T97" style:family="text">
      <style:text-properties officeooo:rsid="0180b2cd"/>
    </style:style>
    <style:style style:name="T98" style:family="text">
      <style:text-properties officeooo:rsid="0180ed6b"/>
    </style:style>
    <style:style style:name="T99" style:family="text">
      <style:text-properties officeooo:rsid="018229eb"/>
    </style:style>
    <style:style style:name="T100" style:family="text">
      <style:text-properties officeooo:rsid="0184d828"/>
    </style:style>
    <style:style style:name="T101" style:family="text">
      <style:text-properties officeooo:rsid="018554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_3c_pb_3e_"/></text:p>
      <text:h text:style-name="P31" text:outline-level="2"><text:span text:style-name="T5">[Abrégé de l’abrégé de la vie de Molière]</text:span></text:h>
      <text:p text:style-name="Text_20_body">Lorsque Clorante eut cessé de parler, je lui dis que j’avais pris plaisir à l’entendre, et surtout lorsqu’il avait parlé de la <text:span text:style-name="T6">C</text:span>omédie et de l’<text:span text:style-name="T6">A</text:span>uteur qui ne faisait réussir ses <text:span text:style-name="T7">P</text:span>ièces que par ressorts et par brigues, et qui croyait qu’elles étaient bonnes lorsqu’il y pouvait entraîner bien du monde.</text:p>
      <text:p text:style-name="P1">— Mais comme je suis depuis peu de retour de la campagne, continuai-je, où j’ai demeuré quelques années, je vous prie de m’apprendre qui est un <text:span text:style-name="_3c_pb_3e_"><text:span text:style-name="T8">211</text:span></text:span>certain <text:span text:style-name="T9">C</text:span>omédien de la <text:span text:style-name="T9">T</text:span>roupe de Monsieur, dont les pièces <text:span text:style-name="T10">f</text:span>ont tant de bruit et dont l’on parle partout comme d’un homme qui a infiniment d’esprit.</text:p>
      <text:p text:style-name="Text_20_body">Je disais cela à dessein de savoir son sentiment et ne feignais d’avoir été à la campagne que pour avoir le plaisir de l’entendre discourir.</text:p>
      <text:p text:style-name="Text_20_body">— Tout ce que je vous puis dire, me répondit-il froidement et avec un souris dédaigneux, c’est qu’il a réussi et que vous n’ignorez pas que</text:p>
      <text:p text:style-name="Text_20_body">Quand on a réussi, on est justifié,</text:p>
      <text:p text:style-name="P2">quelque mal que l’on ait fait et quelque mal que l’on continue de faire. C’est pourquoi j’aurais mauvaise grâce de ne vous pas dire du bien de ses ouvrages, puisque tout le monde en dit, et <text:span text:style-name="_3c_pb_3e_"><text:span text:style-name="T8">212</text:span></text:span>je ne puis, sans hasarder ma réputation, vous en dire du mal, quand même je dirais la vérité, ni m’opposer au torrent des applaudissements qu’il reçoit tous les jours. Je vous dirai toutefois que l’on doit plutôt estimer l’adresse de ceux qui réussissent en ce temps que la grandeur de leur esprit. Et comme, loin de combattre les mauvais goûts du siècle et de s’opposer à ses appétits déréglés pour lui faire reconnaître son erreur, ils s’accommodent à sa faiblesse, il ne faut pas s’étonner si ce même siècle leur donne des louanges que la postérité ne leur donnera sans doute pas. Mais pour retourner au fameux comédien dont vous m’avez parlé, ses ouvrages n’ayant pas tout le mérite de sa personne, vous me permet<text:span text:style-name="_3c_pb_3e_"><text:span text:style-name="T8">213</text:span></text:span>trez de ne vous en dire rien autre chose, sinon que c’est un fort galant homme. Je vous en dirais davantage si je ne craignais qu’il se tînt offensé de ce que je vous pourrais dire et si je n’appréhendais de passer pour ridicule aux yeux de ceux qui n’adorent que les bagatelles, qui n’osent démentir la voix publique lorsqu’elle a une fois approuvé une chose et qui, pour donner des louanges à un homme, opinent du bonnet parce qu’ils voient que c’est le sentiment des autres.</text:p>
      <text:p text:style-name="P3">— Vous êtes cause, repartit Ariste à Clorante, aussi bien que beaucoup d’autres, de cet abus que l’on voit tous les jours augmenter de plus en plus dans le monde. Les applaudissements se donnent présentement par complaisance et peu de person<text:span text:style-name="_3c_pb_3e_"><text:span text:style-name="T8">214</text:span></text:span>nes approuvent aujourd’hui ce qu’elles louent. Chacun craint de passer pour ridicule en n’approuvant pas ce qu’il entend approuver à un autre, chacun parle contre son sentiment et aide de la sorte à se tromper soi-même, ce qui fait que les pièces qui paraissent généralement approuvées sont souvent celles que chacun condamne en particulier. Cette grande et timide foule d’admirateurs, volontaires et forcés tout ensemble, range insensiblement à son parti les plus opiniâtres, qui croiraient passer pour stupides et pour ignorants s’ils n’approuvaient pas ce que les autres approuvent, bien qu’ils ne soient pas de leur sentiment.</text:p>
      <text:p text:style-name="P4">— Tout ce que vous dites est véritable, lui répondit Clorante, mais je ne suis pas <text:span text:style-name="_3c_pb_3e_"><text:span text:style-name="T8">215</text:span></text:span>tout seul cause de ces abus et, pour m’y opposer, je me suis souvent efforcé de louer des pièces de théâtre qui, quoiqu’elles fussent bonnes, ont été condamnées par les mêmes raisons que vous venez de dire, ceux qui connaissaient la bonté de ces pièces n’osant les protéger, de crainte de passer pour ridicules, et disant par complaisance qu’elles ne valaient rien.</text:p>
      <text:p text:style-name="P5">Comme il y a des critiques, continua-t-il, qui n’approuvent jamais rien et qui entraînent les opinions de quelques gens faciles qui croiraient mal faire et devoir être raillés de ne pas témoigner qu’ils sont de leur sentiment, bien qu’ils n’en soient point, il y en a d’autres qui approuvent tout ce qu’ils voient : je connais un des plus galants <text:span text:style-name="T11">A</text:span>bbés du siècle, et à <text:span text:style-name="_3c_pb_3e_"><text:span text:style-name="T8">216</text:span></text:span>qui je puis, sans injustice, donner le nom d’obligeant, puisque, par une bonté naturelle, il loue indifféremment tous les ouvrages qu’il voit et tous ceux que l’on lui montre en particulier ; aussi dit-on de lui dans le monde que l’on ne saurait connaître s’il dit la vérité et qu’il ne fait point de <text:span text:style-name="T12">J</text:span>aloux, puisqu’il met tous les auteurs en même degré et qu’il loue également leurs productions en public et en particulier, sans crainte de hasarder sa gloire. Cependant il est constant qu’il a le goût fin et délicat, qu’il connaît bien les défauts de tout ce qu’il voit, et qu’il n’estime pas tout ce qu’il approuve ou qu’il feint d’approuver.</text:p>
      <text:p text:style-name="P6">— Ces critiques perpétuels et ces trop faciles admirateurs, repartit Ariste, portent <text:span text:style-name="_3c_pb_3e_"><text:span text:style-name="T8">217</text:span></text:span>les choses dans un excès qui doit être condamné. Les uns disent trop de mal, les autres trop de bien ; les uns blâment quelquefois ce qui est bon et les autres louent ce qui est méchant ; et les uns et les autres obscurcissent tellement la vérité qu’il est <text:soft-page-break/>impossible d’y rien connaître, lorsqu’ils se sont une fois mêlés de dire leur sentiment.</text:p>
      <text:p text:style-name="P7">— Je crois, dit alors Straton, que c’est à mon tour de parler, et je ne prends la parole que pour entretenir Pallante, dit-il en s’adressant à moi, de l’<text:span text:style-name="T13">A</text:span>uteur de <text:span text:style-name="T1">L’École des maris</text:span>, dont Clorante s’est malicieusement défendu de dire ce qu’il savait. Je ne ferai point comme ceux dont on vient de parler, qui louent et qui blâment excessivement. Je dirai la vérité, sans que ce fameux <text:span text:style-name="T13">A</text:span>uteur s’en <text:span text:style-name="_3c_pb_3e_"><text:span text:style-name="T8">218</text:span></text:span>doive offenser. Et certes il aurait grand tort de le faire, puisqu’il fait profession ouverte de publier en plein <text:span text:style-name="T14">T</text:span>héâtre les vérités de tout le monde. Cette raison m’oblige à publier les siennes plus librement que je ne ferais. Je n’irai point toutefois jusqu’à la satire, et tout ce que je dirai sera tant soit peu plus à sa gloire qu’à son désavantage.</text:p>
      <text:p text:style-name="P8">Je dirai d’abord que, si son esprit ne l’avait pas rendu un des plus illustres du <text:span text:style-name="T14">S</text:span>iècle, je serais ridicule de vous en entretenir aussi longtemps et aussi sérieusement que je vais faire, et que je mériterais d’être raillé. Mais comme il peut passer pour le Térence de notre <text:span text:style-name="T15">S</text:span>iècle, qu’il est grand <text:span text:style-name="T14">A</text:span>uteur et grand <text:span text:style-name="T14">C</text:span>omédien lorsqu’il joue ses <text:span text:style-name="T14">P</text:span>ièces, et que ceux qui ont excellé dans ces deux <text:span text:style-name="_3c_pb_3e_"><text:span text:style-name="T8">219</text:span></text:span>choses ont toujours eu place en l’histoire, je puis bien vous faire ici un abrégé de l’abrégé de sa vie et vous entretenir de celui dont l’on s’entretient presque dans toute l’Europe, et qui fait si souvent retourner à l’<text:span text:style-name="T16">É</text:span>cole tout ce qu’il y a de gens d’esprit à Paris.</text:p>
      <text:p text:style-name="P9">Ce fameux auteur de <text:span text:style-name="T1">L’École des maris</text:span>, ayant eu dès sa jeunesse une inclination toute particulière pour le <text:span text:style-name="T16">T</text:span>héâtre, se jeta dans la <text:span text:style-name="T16">C</text:span>omédie, quoiqu’il se pût bien passer de cette occupation et qu’il eût assez de bien pour vivre honorablement dans le monde. Il fit quelque temps la <text:span text:style-name="T16">C</text:span>omédie à la <text:span text:style-name="T16">C</text:span>ampagne et, quoiqu’il jouât fort mal le <text:span text:style-name="T16">S</text:span>érieux et que dans le <text:span text:style-name="T16">C</text:span>omique il ne fût qu’une copie de Trivelin et de Scaramouche, il ne laissa pas que <text:span text:style-name="_3c_pb_3e_"><text:span text:style-name="T8">220</text:span></text:span>de devenir en peu de temps, par son adresse et par son esprit, le <text:span text:style-name="T17">C</text:span>hef de sa <text:span text:style-name="T17">T</text:span>roupe et de l’obliger à porter son nom. Cette <text:span text:style-name="T17">T</text:span>roupe, ayant un <text:span text:style-name="T17">C</text:span>hef si spirituel et si adroit, effaça en peu de temps toutes les <text:span text:style-name="T17">T</text:span>roupes de la <text:span text:style-name="T17">C</text:span>ampagne, et il n’y avait point de <text:span text:style-name="T17">C</text:span>omédiens dans les autres qui ne briguassent des places dans la sienne.</text:p>
      <text:p text:style-name="P10">Il fit des <text:span text:style-name="T17">F</text:span>arces, qui réussirent un peu plus que des <text:span text:style-name="T17">F</text:span>arces et qui furent un peu plus estimées dans toutes les <text:span text:style-name="T17">V</text:span>illes que celles que les autres<text:span text:style-name="T17">C</text:span>comédiens jouaient. Ensuite il voulut faire une <text:span text:style-name="T17">P</text:span>ièce en cinq <text:span text:style-name="T17">A</text:span>ctes et, les Italiens ne lui plaisant pas seulement dans leur jeu, mais encore dans leurs comédies, il en fit une qu’il tira de plusieurs des leurs, à laquelle il donna pour titre <text:span text:style-name="T1">L’Étourdi ou les </text:span><text:span text:style-name="_3c_pb_3e_"><text:span text:style-name="T8">221</text:span></text:span><text:span text:style-name="T1">Contretemps</text:span>. Ensuite il fit <text:span text:style-name="T2">L</text:span><text:span text:style-name="T1">e Dépit amoureux</text:span>, qui valait beaucoup moins que la première, mais qui réussit toutefois à cause d’une <text:span text:style-name="T18">S</text:span>cène qui plut à tout le monde et qui fut vue comme un tableau naturellement représenté de certains dépits qui prennent souvent à ceux qui s’aiment le mieux. Et, après avoir fait jouer ces deux pièces à la campagne, il voulut les faire voir à Paris, où il emmena sa <text:span text:style-name="T18">T</text:span>roupe.</text:p>
      <text:p text:style-name="Text_20_body">Comme il avait de l’esprit et qu’il savait ce qu’il fallait faire pour réussir, il n’ouvrit son <text:span text:style-name="T19">T</text:span>héâtre qu’après avoir fait plusieurs visites et brigué quantité d’approbateurs. Il fut trouvé incapable de jouer aucunes <text:span text:style-name="T19">P</text:span>ièces sérieuses, mais l’estime que l’on commençait à avoir pour lui fut cause que l’on le souffrit.</text:p>
      <text:p text:style-name="P11">Après avoir quelque <text:span text:style-name="_3c_pb_3e_"><text:span text:style-name="T8">222</text:span></text:span>temps joué de vieilles <text:span text:style-name="T20">P</text:span>ièces et s’être en quelque façon établi à Paris, il joua son <text:span text:style-name="T1">Étourdi</text:span> et son <text:span text:style-name="T1">Dépit amoureux</text:span>, qui réussirent autant par la préoccupation que l’on commençait à avoir pour lui que par les applaudissements qu’il reçut de ceux qu’il avait priés de les venir voir.</text:p>
      <text:p text:style-name="P12">Après le succès de ces deux <text:span text:style-name="T21">P</text:span>ièces, son <text:span text:style-name="T22">T</text:span>héâtre commença à se trouver continuellement rempli de gens de qualité, non pas tant pour le divertissement qu’ils y prenaient (car l’on n’y jouait que de vieilles <text:span text:style-name="T23">P</text:span>ièces), que parce que, le monde ayant pris l’habitude d’y aller, ceux qui aimaient la compagnie et qui aimaient à se faire voir y trouvaient amplement de quoi se contenter. Ainsi l’on y venait par coutume, sans dessein d’écouter la <text:span text:style-name="T23">C</text:span>omédie et <text:span text:style-name="_3c_pb_3e_"><text:span text:style-name="T8">223</text:span></text:span>sans savoir ce que l’on y jouait.</text:p>
      <text:p text:style-name="P13">Pendant cela, notre <text:span text:style-name="T24">A</text:span>uteur fit réflexion sur ce qui se passait dans le monde, et surtout parmi les gens de qualité, pour en reconnaître les défauts. Mais comme il n’était encore ni assez hardi pour entreprendre une satire, ni assez capable pour en venir à bout, il eut recours aux Italiens, ses bons amis, et accommoda les <text:span text:style-name="T3">P</text:span><text:span text:style-name="T1">récieuses</text:span> au <text:span text:style-name="T25">T</text:span>héâtre <text:span text:style-name="T25">F</text:span>rançais, qui avaient été jouées sur le leur et qui leur avaient été données par un <text:span text:style-name="T25">A</text:span>bbé des plus galants. Il les habilla admirablement bien à la française et la réussite qu’elles eurent lui fit connaître que l’on aimait la satire et la bagatelle. Il connut par là les goûts du <text:span text:style-name="T25">S</text:span>iècle, il vit bien qu’il était malade et que les bonnes choses ne lui plaisaient <text:span text:style-name="_3c_pb_3e_"><text:span text:style-name="T8">224</text:span></text:span>pas.</text:p>
      <text:p text:style-name="P14">Il apprit que les gens de qualité ne voulaient rire qu’à leurs dépens, qu’ils voulaient que l’on fît voir leurs défauts en public, qu’ils étaient les plus dociles du monde et qu’ils auraient été bons du temps où l’on faisait pénitence à la porte des <text:span text:style-name="T26">T</text:span>emples, puisque, loin de se fâcher de ce que l’on publiait leurs sottises, ils s’en glorifiaient. Et de fait, après que l’on eut joué <text:span text:style-name="T1">Les Précieuses</text:span>, où ils étaient et bien représentés et bien raillés, ils donnèrent eux-mêmes, avec beaucoup d’empressement, à l’<text:span text:style-name="T27">A</text:span>uteur dont je vous entretiens, des mémoires de tout ce qui se passait dans le monde et des portraits de leurs propres défauts et de ceux de leurs meilleurs amis, <text:soft-page-break/>croyant qu’il y avait de la gloire pour eux que <text:span text:style-name="_3c_pb_3e_"><text:span text:style-name="T8">225</text:span></text:span>l’on reconnût leurs impertinences dans ses <text:span text:style-name="T28">O</text:span>uvrages et que l’on dît même qu’il avait voulu parler d’eux. Car vous saurez qu’il y a de certains défauts de qualité dont ils font gloire et qu’ils seraient bien fâchés que l’on crût qu’ils ne les eussent pas.</text:p>
      <text:p text:style-name="Text_20_body">Notre <text:span text:style-name="T28">A</text:span>uteur, ayant derechef connu ce qu’ils aimaient, vit bien qu’il fallait qu’il s’accommodât au temps ; ce qu’il a si bien fait depuis, qu’il en a mérité toutes les louanges que l’on a jamais données aux plus grands <text:span text:style-name="T28">A</text:span>uteurs. Jamais homme ne s’est si bien su servir de l’occasion, jamais homme n’a su si naturellement décrire ni représenter les actions humaines et jamais homme n’a su si bien faire son profit des conseils d’autrui.</text:p>
      <text:p text:style-name="P15">Il fit, après <text:span text:style-name="T1">Les Précieuses</text:span>, <text:span text:style-name="T1">Le Cocu imaginaire</text:span>, qui <text:span text:style-name="_3c_pb_3e_"><text:span text:style-name="T8">226</text:span></text:span>est, à mon sentiment et à celui de beaucoup d’autres, la meilleure de toutes ses pièces et la mieux écrite. Je ne vous en entretiendrai pas davantage et je me contenterai de vous faire savoir que vous en apprendrez beaucoup plus que je ne vous en pourrais dire, si vous voulez prendre la peine de lire la <text:span text:style-name="T29">P</text:span>rose que vous trouverez dans l’imprimé au-dessus de chaque <text:span text:style-name="T30">S</text:span>cène.</text:p>
      <text:p text:style-name="P16">Notre <text:span text:style-name="T31">A</text:span>uteur, ou, pour ne pas répéter ce mot si souvent, le <text:span text:style-name="T32">H</text:span>éros de ce petit récit, après avoir fait cette <text:span text:style-name="T32">P</text:span>ièce, reçut des gens de qualité plus de mémoires que jamais, dont l’on le pria de se servir dans celles qu’il devait faire ensuite, et je le vis bien embarrassé, un soir, après la <text:span text:style-name="T33">C</text:span>omédie, qui cherchait partout des tablettes pour écrire ce que lui <text:span text:style-name="_3c_pb_3e_"><text:span text:style-name="T8">227</text:span></text:span>disaient plusieurs personnes de condition dont il était environné ; tellement que l’on peut dire qu’il travaillait sous les gens de qualité, pour leur apprendre après à vivre à leurs dépens, et qu’il était en ce temps, et est encore présentement, leur <text:span text:style-name="T34">É</text:span>colier et leur <text:span text:style-name="T34">M</text:span>aître tout ensemble.</text:p>
      <text:p text:style-name="P17">Ces <text:span text:style-name="T35">M</text:span>essieurs lui donnent souvent à dîner, pour avoir le temps de l’instruire, en dînant, de tout ce qu’ils veulent lui faire mettre dans ses <text:span text:style-name="T36">P</text:span>ièces. Mais comme ceux qui croient avoir du mérite ne manquent jamais de vanité, il rend tous les repas qu’il reçoit, son esprit le faisant aller de pair avec beaucoup de gens qui sont beaucoup au-dessus de lui. L’on ne doit point après cela s’étonner pourquoi l’on voit tant de monde à ses <text:span text:style-name="T37">P</text:span>ièces : <text:span text:style-name="_3c_pb_3e_"><text:span text:style-name="T8">228</text:span></text:span>tous ceux qui lui donnent des mémoires veulent voir s’il s’en sert bien. Tel y va pour un <text:span text:style-name="T38">V</text:span>ers, tel pour un demi-<text:span text:style-name="T39">V</text:span>ers, tel pour un mot et tel pour une pensée dont il l’aura prié de se servir, ce qui fait croire justement que la quantité d’<text:span text:style-name="T40">A</text:span>uditeurs intéressés qui vont voir ses <text:span text:style-name="T40">P</text:span>ièces les font réussir, et non pas leur bonté toute seule, comme quelques-uns se persuadent.</text:p>
      <text:p text:style-name="P18"><text:span text:style-name="T1">L’École des maris</text:span> fut celle qui sortit de sa plume après <text:span text:style-name="T1">Le Cocu imaginaire</text:span>. C’est encore un de ces <text:span text:style-name="T41">T</text:span>ableaux des choses que l’on voit le plus fréquemment arriver dans le monde, ce qui a fait qu’elle n’a pas été moins suivie que les précédentes. Les <text:span text:style-name="T42">V</text:span>ers en sont moins bons que ceux du <text:span text:style-name="T1">Cocu imaginaire</text:span>, mais le sujet en est tout à fait bien conduit et si cette pièce <text:span text:style-name="_3c_pb_3e_"><text:span text:style-name="T8">229</text:span></text:span>avait eu cinq actes, elle pourrait tenir rang dans la postérité après <text:span text:style-name="T1">Le Menteur</text:span> et <text:span text:style-name="T1">Les Visionnaires</text:span>.</text:p>
      <text:p text:style-name="P19">Notre <text:span text:style-name="T43">A</text:span>uteur, après avoir fait ces deux <text:span text:style-name="T44">P</text:span>ièces, reçut des mémoires en telle confusion que, de ceux qui lui restaient et de ceux qu’il recevait tous les jours, il en aurait eu de quoi travailler toute sa vie, s’il ne se fût avisé, pour satisfaire les gens de qualité et pour les railler ainsi qu’ils le souhaitaient, de faire une <text:span text:style-name="T45">P</text:span>ièce où il pût mettre quantité de leurs <text:span text:style-name="T45">P</text:span>ortraits. Il fit donc la <text:span text:style-name="T46">C</text:span>omédie des <text:span text:style-name="T1">Fâcheux</text:span>, dont le sujet est autant méchant que l’on puisse imaginer, et qui ne doit pas être appelée une pièce de théâtre. Ce n’est qu’un amas de <text:span text:style-name="T47">P</text:span>ortraits détachés et tirés de ces mémoires, mais qui sont si naturellement représentés, si bien tou<text:span text:style-name="_3c_pb_3e_"><text:span text:style-name="T8">230</text:span></text:span>chés et si bien finis, qu’il en a mérité beaucoup de gloire. Et ce qui fait voir que les gens de qualité sont non seulement bien aises d’être raillés, mais qu’ils souhaitent que l’on connaisse que c’est d’eux que l’on parle, c’est qu’il s’en trouvait qui faisaient en plein <text:span text:style-name="T48">T</text:span>héâtre, lorsque l’on les jouait, les mêmes actions que les <text:span text:style-name="T48">C</text:span>omédiens faisaient pour les contrefaire.</text:p>
      <text:p text:style-name="Text_20_body">Le peu de succès qu’a eu son <text:span text:style-name="T1">Don Garcie ou le Prince jaloux</text:span> m’a fait oublier de vous en parler à son rang. Mais je crois qu’il suffit de vous dire que c’était une <text:span text:style-name="T49">P</text:span>ièce sérieuse et qu’il en avait le premier rôle pour vous faire connaître que l’on ne s’y devait pas beaucoup divertir.</text:p>
      <text:p text:style-name="P20">La dernière de ses <text:span text:style-name="T50">C</text:span>omédies, et celle dont vous souhaitez le plus que <text:span text:style-name="_3c_pb_3e_"><text:span text:style-name="T8">231</text:span></text:span>je vous entretienne, parce que c’est celle qui fait le plus de bruit, s’appelle <text:span text:style-name="T1">L’École des femmes</text:span>. Cette pièce a cinq <text:span text:style-name="T51">A</text:span>ctes. Tous ceux qui l’ont vue sont demeurés d’accord qu’elle est mal nommée et que c’est plutôt <text:span text:style-name="T1">L’École des maris</text:span> que <text:span text:style-name="T1">L’École des femmes</text:span>. Mais comme il en a déjà fait une sous ce titre, il n’a pu lui donner le même nom. Elles ont beaucoup de rapport ensemble et, dans la première, il garde une femme dont il veut faire son épouse qui, bien qu’il la croie ignorante, en sait plus qu’il ne croit, ainsi que l’Agnès de la dernière, qui joue, aussi bien que lui, le même personnage et dans <text:span text:style-name="T1">L’École des maris</text:span> et dans <text:span text:style-name="T1">L’École des femmes</text:span> ; et toute la différence que l’on y trouve, c’est que l’Agnès de <text:span text:style-name="T1">L’École des femmes</text:span> est <text:span text:style-name="_3c_pb_3e_"><text:span text:style-name="T8">232</text:span></text:span>un peu plus sotte et plus ignorante que l’Isabelle de <text:span text:style-name="T1">L’École des maris</text:span>.</text:p>
      <text:p text:style-name="Text_20_body">Le sujet de ces deux <text:span text:style-name="T53">P</text:span>ièces n’est point de son invention, il est tiré de divers endroits, à savoir de Boccace, des <text:soft-page-break/>contes de d’Ouville, de <text:span text:style-name="T1">La Précaution inutile</text:span> de Scarron. Et ce qu’il y a de plus beau dans la dernière est tiré d’un <text:span text:style-name="T52">L</text:span>ivre intitulé <text:span text:style-name="T1">Les Nuits facétieuses du seigneur Straparole</text:span>, dans une<text:span text:style-name="T52">H</text:span>histoire duquel un <text:span text:style-name="T54">T</text:span>ival vient tous les jours faire confidence à son <text:span text:style-name="T54">A</text:span>mi, sans savoir qu’il est son <text:span text:style-name="T54">R</text:span>ival, des faveurs qu’il obtient de sa <text:span text:style-name="T54">M</text:span>aîtresse, ce qui fait tout le sujet et la beauté de <text:span text:style-name="T1">L’École des femmes</text:span>.</text:p>
      <text:p text:style-name="P21">Cette <text:span text:style-name="T55">P</text:span>ièce a produit des effets tout nouveaux, tout le monde l’a trouvée méchante et tout le monde y a couru . Les <text:span text:style-name="T56">D</text:span>ames l’ont blâmée et l’ont été voir. <text:span text:style-name="_3c_pb_3e_"><text:span text:style-name="T8">233</text:span></text:span>Elle a réussi sans avoir plu et elle a plu à plusieurs qui ne l’ont pas trouvée bonne. Mais, pour vous en dire mon sentiment, c’est le sujet le plus mal conduit qui fût jamais et je suis prêt de soutenir qu’il n’y a point de <text:span text:style-name="T57">S</text:span>cène où l’on ne puisse faire voir une infinité de fautes.</text:p>
      <text:p text:style-name="P22">Je suis toutefois obligé d’avouer, pour rendre justice à ce que son <text:span text:style-name="T58">A</text:span>uteur a de mérite, que cette <text:span text:style-name="T58">P</text:span>ièce est un <text:span text:style-name="T58">M</text:span>onstre qui a de belles parties et que jamais l’on ne vit tant de si bonnes et de si méchantes choses ensemble. Il y en a de si naturelles qu’il semble que la nature ait elle-même travaillé à les faire. Il y a des endroits qui sont inimitables et qui sont si bien exprimés que je manque de termes assez forts et assez significatifs pour vous les bien faire con<text:span text:style-name="_3c_pb_3e_"><text:span text:style-name="T8">234</text:span></text:span>cevoir. Il n’y a personne au monde qui les pût si bien exprimer, à moins qu’il n’eût son génie, quand il serait un <text:span text:style-name="T59">S</text:span>iècle à les tourner. Ce sont des portraits de la <text:span text:style-name="T60">N</text:span>ature qui peuvent passer pour originaux. Il semble qu’elle y parle elle-même. Ces endroits ne se rencontrent pas seulement dans ce que joue Agnès, mais dans les rôles de tous ceux qui jouent à cette <text:span text:style-name="T61">P</text:span>ièce. Jamais <text:span text:style-name="T62">C</text:span>omédie ne fut si bien représentée, ni avec tant d’<text:span text:style-name="T63">A</text:span>rt : chaque <text:span text:style-name="T64">A</text:span>cteur sait combien il y doit faire de pas et toutes ses œillades sont comptées.</text:p>
      <text:p text:style-name="P23">Après le succès de cette <text:span text:style-name="T65">P</text:span>ièce, on peut dire que son <text:span text:style-name="T65">A</text:span>uteur mérite beaucoup de louanges pour avoir choisi, entre tous les sujets que Straparole lui fournissait, celui qui venait le mieux au temps, <text:span text:style-name="_3c_pb_3e_"><text:span text:style-name="T8">235</text:span></text:span>pour s’être servi à propos des mémoires que l’on lui donne tous les jours, pour n’en avoir tiré que ce qu’il fallait et l’avoir si bien mis en <text:span text:style-name="T66">V</text:span>ers et si bien cousu à son sujet, pour avoir si bien joué son <text:span text:style-name="T67">R</text:span>ôle, pour avoir si judicieusement distribué tous les autres et pour avoir enfin pris le soin de faire si bien jouer ses compagnons que l’on peut dire que tous les <text:span text:style-name="T67">A</text:span>cteurs qui jouent dans sa <text:span text:style-name="T68">P</text:span>ièce sont des originaux que les plus habiles <text:span text:style-name="T69">M</text:span>aîtres de ce bel <text:span text:style-name="T70">A</text:span>rt pourront difficilement imiter.</text:p>
      <text:p text:style-name="P24">— Tout ce que vous venez de dire est véritable, repartit Clorante ; mais si vous voulez savoir pourquoi presque dans toutes ses <text:span text:style-name="T71">P</text:span>ièces il raille tant les <text:span text:style-name="T72">C</text:span>ocus et dépeint si naturellement les <text:span text:style-name="T73">J</text:span>aloux, c’est qu’il est du nombre de ces derniers. Ce <text:span text:style-name="_3c_pb_3e_"><text:span text:style-name="T8">236</text:span></text:span>n’est pas que je ne doive dire, pour lui rendre justice, qu’il ne témoigne pas sa jalousie hors du <text:span text:style-name="T74">T</text:span>héâtre : il a trop de prudence et ne voudrait pas s’exposer à la raillerie publique. Mais il voudrait faire en sorte, par le moyen de ses <text:span text:style-name="T75">P</text:span>ièces, que tous les hommes pussent devenir jaloux et témoigner leur jalousie sans être blâmés, afin de pouvoir faire comme les autres et témoigner la sienne sans crainte d’être raillé. Nous verrons dans peu, continua le même, une pièce de lui intitulée <text:span text:style-name="T1">La Critique de L’École des femmes</text:span>, où il dit toutes les fautes que l’on reprend dans sa pièce et les excuse en même temps.</text:p>
      <text:p text:style-name="Text_20_body">— Elle n’est pas de lui, repartit Straton, elle est de l’abbé Du Buisson, qui est un des plus galants hommes du siècle.</text:p>
      <text:p text:style-name="P25"><text:span text:style-name="_3c_pb_3e_"><text:span text:style-name="T8">237</text:span></text:span>— J’avoue, lui répondit Clorante, que cet illustre <text:span text:style-name="T76">A</text:span>bbé en a fait une et que, l’ayant portée à l’<text:span text:style-name="T77">A</text:span>uteur dont nous parlons, il trouva des raisons pour ne la point jouer, encore qu’il avouât qu’elle fût bonne. Cependant, comme son esprit consiste principalement à se savoir bien servir de l’occasion, et que cette idée lui a plu, il a fait une <text:span text:style-name="T78">P</text:span>ièce sur le même sujet, croyant qu’il était seul capable de se donner des louanges.</text:p>
      <text:p text:style-name="P26">— Cette <text:span text:style-name="T79">C</text:span>ritique avantageuse, ou plutôt cette ingénieuse apologie de sa <text:span text:style-name="T80">P</text:span>ièce, répliqua Straton, ne la fera pas croire meilleure qu’elle est, et ce n’est pas d’aujourd’hui que tout le monde est persuadé que l’on peut, et même avec quelque sorte de succès, attaquer de beaux <text:span text:style-name="T81">O</text:span>uvrages et en défendre de mé<text:span text:style-name="_3c_pb_3e_"><text:span text:style-name="T8">238</text:span></text:span>chants, et que l’esprit paraît plus en défendant ce qui est méchant qu’en attaquant ce qui est beau. C’est pourquoi l’auteur de <text:span text:style-name="T1">L’École des femmes</text:span> pourra, en défendant sa pièce, donner d’amples preuves de son esprit. Je pourrais encore dire qu’il connaît les <text:span text:style-name="T82">E</text:span>nnemis qu’il a à combattre, qu’il sait l’ordre de la bataille, qu’il ne les attaquera que par des endroits dont il sera sûr de sortir à son honneur, et qu’il se mettra en état de ne recevoir aucun coup qu’il ne puisse parer. Il sera, de plus, <text:span text:style-name="T83">C</text:span>hef d’un des partis et <text:span text:style-name="T84">J</text:span>uge du combat tout ensemble, et ne manquera pas de favoriser les siens. C’est avoir autant d’adresse que d’esprit que d’agir de la sorte ; c’est aller au-devant du coup, mais seulement pour le parer, ou <text:span text:style-name="_3c_pb_3e_"><text:span text:style-name="T8">239</text:span></text:span>plutôt, c’est feindre de se maltraiter soi-même, pour éviter de l’être d’un autre, qui pourrait frapper plus rudement.</text:p>
      <text:p text:style-name="P27">— Quoique cet <text:span text:style-name="T85">A</text:span>uteur soit assez fameux, lui dis-je alors, pour obliger les personnes d’esprit à parler de lui, c’est assez nous entretenir sur un même sujet. J’avouerai toutefois, avant que de le quitter, que vous m’avez fait concevoir beaucoup d’estime pour le <text:span text:style-name="T86">P</text:span>eintre ingénieux de tant de beaux tableaux du <text:span text:style-name="T87">S</text:span>iècle. Tout ce que vous avez dit de lui m’a paru fort sincère, car vous l’avez dit d’une manière à me faire croire que tout ce que vous <text:soft-page-break/>avez dit à sa gloire est véritable, et les ombres que vous avez placées en quelques endroits de votre portrait n’ont fait que relever l’éclat de vos couleurs. Et <text:span text:style-name="_3c_pb_3e_"><text:span text:style-name="T8">240</text:span></text:span>s’il vient à savoir tout ce que vous avez dit à son avantage, il sera bien délicat s’il ne vous en est obligé, et je connais beaucoup de personnes qui se tiendraient glorieuses que l’on pût dire d’elles ce que vous avez dit à sa gloire. Mais pour nous entretenir d’autre chose, je vous prie de me dire ce que c’est que <text:span text:style-name="T1">Le Baron de la Crasse</text:span>, car l’on en parle à la <text:span text:style-name="T89">C</text:span>ampagne beaucoup plus que de toutes les <text:span text:style-name="T88">P</text:span>ièces dont vous venez de m’entretenir.</text:p>
      <text:p text:style-name="P28">— Aussi, me repartit Clorante, est-ce un des plus plaisants et des plus beaux <text:span text:style-name="T90">T</text:span>ableaux de <text:span text:style-name="T91">C</text:span>ampagne que l’on puisse jamais voir, puisque c’est le portrait d’un baron campagnard. <text:span text:style-name="T92">Ô</text:span> <text:span text:style-name="T94">D</text:span>ieux ! s’écria-t-il en continuant, qu’il est naturellement représenté dans cette <text:span text:style-name="T93">P</text:span>ièce ! Aussi cette comé<text:span text:style-name="_3c_pb_3e_"><text:span text:style-name="T8">241</text:span></text:span>die n’a-t-elle pas fait comme celles qui éblouissaient d’abord et qui ne laissent à ceux qui les ont vues que le dépit d’avoir été trompés et de les avoir approuvées. Plus on la voit, plus on la veut voir, et quoique, depuis tantôt un an qu’elle est faite, l’on l’ait jouée presque tous les jours de <text:span text:style-name="T95">C</text:span>omédie, chaque représentation y fait découvrir de nouvelles beautés, et si cet auteur continue comme il a commencé, il y en aura peu qui le puissent égaler.</text:p>
      <text:p text:style-name="P29">L’on dit, continua le même en haussant la voix, que l’on doit jouer un de ces jours une <text:span text:style-name="T96">P</text:span>ièce à l’Hôtel de Bourgogne, pleine de ces <text:span text:style-name="T96">T</text:span>ableaux du temps, qui sont présentement en grande estime. Elle est, à ce que l’on assure, de celui qui a fait les Nouvelles Nou<text:span text:style-name="_3c_pb_3e_"><text:span text:style-name="T8">242</text:span></text:span>velles.</text:p>
      <text:p text:style-name="Text_20_body">— Si elle est de lui, repartit Ariste, il n’a qu’à se bien tenir, et les <text:span text:style-name="T97">N</text:span>ouvellistes ne l’épargneront non plus qu’il les a épargnés.</text:p>
      <text:p text:style-name="P30">— Ce sera tant mieux pour lui, repartit Straton, et c’est ce qui fera réussir sa <text:span text:style-name="T98">P</text:span>ièce. Il voudrait que la moitié de Paris en vînt dire du mal, ce serait un signe qu’elle ne serait pas tout à fait méchante, et que l’autre moitié en viendrait ensuite dire du bien. Quand on veut fronder une <text:span text:style-name="T99">C</text:span>omédie et que l’on en parle beaucoup, les divers discours que l’on en tient y font venir du monde, et ceux qui vont rarement à la <text:span text:style-name="T99">C</text:span>omédie ne peuvent s’empêcher d’y aller, afin de pouvoir parler d’une chose dont on les entretient si souvent, et afin de voir qui a raison, ou de ceux qui blâment ou de ceux qui louent. Cependant, com<text:span text:style-name="_3c_pb_3e_"><text:span text:style-name="T8">243</text:span></text:span>me la foule qui se trouve à toutes les représentations d’une <text:span text:style-name="T100">P</text:span>ièce en fait la bonté, comme nous avons vu à <text:span text:style-name="T1">L’École des femmes</text:span>, l’on peut dire que ceux qui ne vont voir les <text:span text:style-name="T101">P</text:span>ièces que pour les blâmer et qui en parlent continuellement sont cause qu’elles réussissent, puisque leurs discours obligent les autres à les aller voir.</text:p>
      <text:p text:style-name="Text_20_body">— Tout ce que vous dites est véritable, lui repartit Arimant, et nous en voyons tous les jours des exemples. Mais, pour changer de discours, je vous prie de me dire si vous avez vu la <text:span text:style-name="T1">Sophonisbe</text:span>.</text:p>
      <text:p text:style-name="Text_20_body">— Oui, répondit Clorante.</text:p>
      <text:p text:style-name="Text_20_body">— Eh bien ! qu’en dites-vous ? repartit Arimant.</text:p>
      <text:p text:style-name="Text_20_body">— Je la trouve… répliqua Straton. Il s’arrêta après avoir dit ces trois paroles.</text:p>
      <table:table table:name="Tableau1" table:style-name="Tableau1" table:template-name="Style par défaut">
        <table:table-column table:style-name="Tableau1.A"/>
        <table:table-row table:style-name="Tableau1.1">
          <table:table-cell table:style-name="Tableau1.A1" office:value-type="string">
            <text:p text:style-name="Text_20_body"><text:span text:style-name="_3c_pb_3e_">&lt;pb&gt;</text:span></text:p>
            <text:p text:style-name="_3c_quote-p_3e_">&lt;quote-<text:span text:style-name="T4">p</text:span>&gt;</text:p>
            <text:p text:style-name="_3c_byline_3e_">&lt;byline&gt;</text:p>
            <text:p text:style-name="_3c_speaker_3e_">&lt;speaker&gt;</text:p>
            <text:p text:style-name="Text_20_body"><text:span text:style-name="_3c_stage_3e_">&lt;stage&gt;</text:span></text:p>
            <text:p text:style-name="_3c_l_3e_">&lt;l&g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Lucida Sans1" svg:font-family="'Lucida Sans'" style:font-family-generic="swiss"/>
    <style:font-face style:name="Liberation Serif1" svg:font-family="'Liberation Serif'"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84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Normal" style:font-family-generic="roman" style:font-pitch="variable"/>
    </style:style>
    <style:style style:name="Heading" style:family="paragraph" style:parent-style-name="Standard" style:next-style-name="Text_20_body" style:class="text">
      <style:paragraph-properties fo:margin-top="0.4cm" fo:margin-bottom="0.199cm" loext:contextual-spacing="false" fo:keep-with-next="always"/>
      <style:text-properties fo:color="#000000" style:font-name="Liberation Serif" fo:font-family="'Liberation Serif'" style:font-style-name="Normal"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text-align="justify" style:justify-single-word="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1cm" fo:margin-right="0cm" fo:text-indent="0cm" style:auto-text-indent="false"/>
      <style:text-properties fo:font-size="12pt" fo:font-style="italic" fo:font-weight="bold" style:font-size-asian="14pt" style:font-weight-asian="bold" style:font-size-complex="14pt" style:font-weight-complex="normal"/>
    </style:style>
    <style:style style:name="Quotations" style:family="paragraph" style:parent-style-name="Standard" style:class="html">
      <style:paragraph-properties fo:margin-left="2cm" fo:margin-right="2cm" fo:margin-top="0cm" fo:margin-bottom="0.199cm" loext:contextual-spacing="false" fo:text-align="justify" style:justify-single-word="false" fo:text-indent="0cm" style:auto-text-indent="false"/>
      <style:text-properties fo:font-size="11pt"/>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text-indent="2cm" style:auto-text-indent="false"/>
      <style:text-properties fo:font-size="85%" fo:font-style="italic" fo:font-weight="normal"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top="0.4cm" fo:margin-bottom="0.499cm" loext:contextual-spacing="false" fo:text-align="center" style:justify-single-word="false" style:page-number="auto" style:writing-mode="page"/>
      <style:text-properties fo:color="#000000" fo:font-size="16pt" fo:font-weight="bold" style:font-size-asian="115%" style:font-weight-asian="bold" style:font-size-complex="115%" style:font-weight-complex="normal"/>
    </style:style>
    <style:style style:name="Table_20_Contents" style:display-name="Table Contents" style:family="paragraph" style:parent-style-name="Standard" style:class="extra">
      <style:paragraph-properties fo:margin-top="0cm" fo:margin-bottom="0.199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left="0cm" fo:margin-right="0cm" fo:margin-top="0.21cm" fo:margin-bottom="0.199cm" loext:contextual-spacing="false" fo:text-indent="0cm" style:auto-text-indent="false" style:writing-mode="pag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_3c_speaker_3e_" style:display-name="&lt;speaker&gt;" style:family="paragraph" style:parent-style-name="Text_20_body">
      <style:paragraph-properties fo:text-align="start" style:justify-single-word="false"/>
      <style:text-properties fo:color="#000000" style:text-outline="false" style:text-line-through-style="none" style:text-line-through-type="none" style:font-name="Liberation Serif1" fo:font-family="'Liberation Serif'" style:font-family-generic="roman" style:font-pitch="variable" fo:font-size="12pt" fo:font-style="normal" fo:text-shadow="none" style:text-underline-style="none" fo:font-weight="normal" officeooo:rsid="009db94f" fo:background-color="#f58220" style:font-size-asian="12pt" style:font-style-asian="normal" style:font-weight-asian="normal" style:font-size-complex="12pt" style:font-style-complex="normal" style:font-weight-complex="normal" style:text-overline-style="none" style:text-overline-color="font-color"/>
    </style:style>
    <style:style style:name="_3c_l_3e_" style:display-name="&lt;l&gt;" style:family="paragraph" style:parent-style-name="Text_20_body">
      <style:text-properties officeooo:rsid="009db94f" fo:background-color="#ed1c24"/>
    </style:style>
    <style:style style:name="_3c_byline_3e_" style:display-name="&lt;byline&gt;" style:family="paragraph" style:parent-style-name="Text_20_body">
      <style:text-properties fo:background-color="#fff200"/>
    </style:style>
    <style:style style:name="_3c_quote-p_3e_" style:display-name="&lt;quote-p&gt;" style:family="paragraph" style:parent-style-name="Text_20_body">
      <style:text-properties fo:background-color="#7da7d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_3c_pb_3e_" style:display-name="&lt;pb&gt;" style:family="text">
      <style:text-properties fo:color="#000000" style:text-outline="false" style:text-line-through-style="none" style:text-line-through-type="none" style:font-name="Liberation Serif1" fo:font-family="'Liberation Serif'" style:font-family-generic="roman" style:font-pitch="variable" fo:font-size="12pt" fo:font-style="normal" fo:text-shadow="none" style:text-underline-style="none" fo:font-weight="normal" fo:background-color="#00a65d" style:font-size-asian="12pt" style:font-style-asian="normal" style:font-weight-asian="normal" style:font-size-complex="12pt" style:font-style-complex="normal" style:font-weight-complex="normal" style:text-overline-style="none" style:text-overline-color="font-color"/>
    </style:style>
    <style:style style:name="Emphasis" style:family="text">
      <style:text-properties fo:font-style="italic" style:font-style-asian="italic" style:font-style-complex="italic"/>
    </style:style>
    <style:style style:name="_3c_stage_3e_" style:display-name="&lt;stage&gt;" style:family="text">
      <style:text-properties style:font-name="Liberation Serif" fo:font-family="'Liberation Serif'" style:font-style-name="Normal" style:font-family-generic="roman" style:font-pitch="variable" fo:background-color="#999999"/>
    </style:style>
    <text:outline-style style:name="Outline">
      <text:outline-level-style text:level="1" text:style-name="Numbering_20_Symbols" style:num-format="">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yle_20_par_20_défaut.1" style:display-name="Style par défaut.1" style:family="table-cell">
      <style:table-cell-properties fo:border-left="0.51pt solid #000000" fo:border-top="0.51pt solid #000000" fo:border-bottom="0.51pt solid #000000"/>
    </style:style>
    <style:style style:name="Style_20_par_20_défaut.2" style:display-name="Style par défaut.2" style:family="table-cell">
      <style:table-cell-properties fo:border-left="0.51pt solid #000000" fo:border-bottom="0.51pt solid #000000"/>
    </style:style>
    <style:style style:name="Style_20_par_20_défaut.3" style:display-name="Style par défaut.3" style:family="table-cell">
      <style:table-cell-properties fo:border-left="0.51pt solid #000000" fo:border-bottom="0.51pt solid #000000"/>
    </style:style>
    <style:style style:name="Style_20_par_20_défaut.4" style:display-name="Style par défaut.4" style:family="table-cell">
      <style:table-cell-properties fo:border-left="0.51pt solid #000000" fo:border-right="0.51pt solid #000000" fo:border-bottom="0.51pt solid #000000"/>
    </style:style>
    <style:style style:name="Style_20_par_20_défaut.5" style:display-name="Style par défaut.5" style:family="table-cell">
      <style:table-cell-properties fo:border-left="0.51pt solid #000000" fo:border-bottom="0.51pt solid #000000"/>
    </style:style>
    <style:style style:name="Style_20_par_20_défaut.6" style:display-name="Style par défaut.6" style:family="table-cell">
      <style:table-cell-properties fo:border-left="0.51pt solid #000000" fo:border-bottom="0.51pt solid #000000"/>
    </style:style>
    <style:style style:name="Style_20_par_20_défaut.7" style:display-name="Style par défaut.7" style:family="table-cell">
      <style:table-cell-properties fo:border-left="0.51pt solid #000000" fo:border-bottom="0.51pt solid #000000"/>
    </style:style>
    <style:style style:name="Style_20_par_20_défaut.8" style:display-name="Style par défaut.8" style:family="table-cell">
      <style:table-cell-properties fo:border-left="0.51pt solid #000000" fo:border-bottom="0.51pt solid #000000"/>
    </style:style>
    <style:style style:name="Style_20_par_20_défaut.9" style:display-name="Style par défaut.9" style:family="table-cell">
      <style:table-cell-properties fo:border-left="0.51pt solid #000000" fo:border-bottom="0.51pt solid #000000"/>
    </style:style>
    <style:style style:name="Style_20_par_20_défaut.10" style:display-name="Style par défaut.10" style:family="table-cell">
      <style:table-cell-properties fo:border-left="0.51pt solid #000000" fo:border-right="0.51pt solid #000000" fo:border-bottom="0.51pt solid #000000"/>
    </style:style>
    <style:style style:name="Style_20_par_20_défaut.11" style:display-name="Style par défaut.11" style:family="table-cell">
      <style:table-cell-properties fo:border-left="0.51pt solid #000000" fo:border-top="0.51pt solid #000000" fo:border-bottom="0.51pt solid #000000"/>
    </style:style>
    <style:style style:name="Style_20_par_20_défaut.12" style:display-name="Style par défaut.12" style:family="table-cell">
      <style:table-cell-properties fo:border-left="0.51pt solid #000000" fo:border-right="0.51pt solid #000000" fo:border-top="0.51pt solid #000000" fo:border-bottom="0.51pt solid #000000"/>
    </style:style>
    <style:style style:name="Style_20_par_20_défaut.13" style:display-name="Style par défaut.13" style:family="table-cell">
      <style:table-cell-properties fo:border-left="0.51pt solid #000000" fo:border-bottom="0.51pt solid #000000"/>
    </style:style>
    <style:style style:name="Style_20_par_20_défaut.14" style:display-name="Style par défaut.14" style:family="table-cell">
      <style:table-cell-properties fo:border-left="0.51pt solid #000000" fo:border-right="0.51pt solid #000000" fo:border-bottom="0.51pt solid #000000"/>
    </style:style>
    <style:style style:name="Style_20_par_20_défaut.15" style:display-name="Style par défaut.15" style:family="table-cell">
      <style:table-cell-properties fo:border-left="0.51pt solid #000000" fo:border-top="0.51pt solid #000000" fo:border-bottom="0.51pt solid #000000"/>
    </style:style>
    <style:style style:name="Style_20_par_20_défaut.16" style:display-name="Style par défaut.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yle_20_par_20_défaut.1"/>
      <table:last-row table:style-name="Style_20_par_20_défaut.2"/>
      <table:first-column table:style-name="Style_20_par_20_défaut.3"/>
      <table:last-column table:style-name="Style_20_par_20_défaut.4"/>
      <table:body table:style-name="Style_20_par_20_défaut.9"/>
      <table:even-rows table:style-name="Style_20_par_20_défaut.5"/>
      <table:odd-rows table:style-name="Style_20_par_20_défaut.6"/>
      <table:even-columns table:style-name="Style_20_par_20_défaut.7"/>
      <table:odd-columns table:style-name="Style_20_par_20_défaut.8"/>
      <table:background table:style-name="Style_20_par_20_défaut.10"/>
      <loext:first-row-even-column table:style-name="Style_20_par_20_défaut.15"/>
      <loext:last-row-even-column table:style-name="Style_20_par_20_défaut.16"/>
      <loext:first-row-end-column table:style-name="Style_20_par_20_défaut.12"/>
      <loext:first-row-start-column table:style-name="Style_20_par_20_défaut.11"/>
      <loext:last-row-end-column table:style-name="Style_20_par_20_défaut.14"/>
      <loext:last-row-start-column table:style-name="Style_20_par_20_défaut.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07cm" style:distance-before-sep="0.101cm" style:distance-after-sep="0.25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7T12:38:41.30</meta:creation-date>
    <dc:date>2018-11-02T14:10:39.474000000</dc:date>
    <meta:editing-duration>P1DT16H7M32S</meta:editing-duration>
    <meta:editing-cycles>373</meta:editing-cycles>
    <meta:generator>LibreOffice/6.0.1.1$Windows_X86_64 LibreOffice_project/60bfb1526849283ce2491346ed2aa51c465abfe6</meta:generator>
    <meta:document-statistic meta:table-count="1" meta:image-count="0" meta:object-count="0" meta:page-count="5" meta:paragraph-count="51" meta:word-count="4389" meta:character-count="24675" meta:non-whitespace-character-count="20320"/>
  </office:meta>
</office:document-meta>
</file>